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in" style:contextual-spacing="false" fo:line-height="200%"/>
      <style:text-properties fo:font-size="12pt" style:font-size-asian="12pt" style:font-size-complex="12pt"/>
    </style:style>
    <style:style style:name="P2" style:family="paragraph" style:parent-style-name="Preformatted_20_Text">
      <style:paragraph-properties fo:margin-top="0in" fo:margin-bottom="0in" style:contextual-spacing="false" fo:line-height="200%" fo:break-before="page"/>
      <style:text-properties fo:font-size="12pt" style:font-size-asian="12pt" style:font-size-complex="12pt"/>
    </style:style>
    <style:style style:name="P3" style:family="paragraph" style:parent-style-name="Preformatted_20_Text">
      <style:paragraph-properties fo:margin-top="0in" fo:margin-bottom="0in" style:contextual-spacing="false" fo:line-height="200%"/>
      <style:text-properties fo:font-size="12pt" officeooo:rsid="001a5729" officeooo:paragraph-rsid="001a5729" style:font-size-asian="12pt" style:font-size-complex="12pt"/>
    </style:style>
    <style:style style:name="P4" style:family="paragraph" style:parent-style-name="Preformatted_20_Text" style:list-style-name="L1">
      <style:paragraph-properties fo:margin-top="0in" fo:margin-bottom="0in" style:contextual-spacing="false" fo:line-height="115%"/>
      <style:text-properties fo:font-size="12pt" style:font-size-asian="12pt" style:font-size-complex="12pt"/>
    </style:style>
    <style:style style:name="P5" style:family="paragraph" style:parent-style-name="Preformatted_20_Text" style:list-style-name="L1">
      <style:paragraph-properties fo:margin-top="0in" fo:margin-bottom="0in" style:contextual-spacing="false" fo:line-height="115%"/>
      <style:text-properties fo:font-size="12pt" officeooo:paragraph-rsid="001a5729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5729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mario del curso</text:p>
      <text:p text:style-name="P1"/>
      <text:list xml:id="list1262848759" text:style-name="L1">
        <text:list-item>
          <text:p text:style-name="P4">Que es una base de datos</text:p>
        </text:list-item>
        <text:list-item>
          <text:p text:style-name="P4">Objetos de Microsoft <text:span text:style-name="T2">A</text:span>ccess</text:p>
        </text:list-item>
        <text:list-item>
          <text:p text:style-name="P4">Crear y guardar una BBDD en <text:span text:style-name="T2">A</text:span>ccess</text:p>
        </text:list-item>
        <text:list-item>
          <text:p text:style-name="P4"><text:span text:style-name="T2">T</text:span>ablas y <text:span text:style-name="T2">operaciones con</text:span> tablas </text:p>
        </text:list-item>
        <text:list-item>
          <text:p text:style-name="P4">Relaciones entre tablas</text:p>
        </text:list-item>
        <text:list-item>
          <text:p text:style-name="P5">Consultas </text:p>
        </text:list-item>
        <text:list-item>
          <text:p text:style-name="P5"><text:span text:style-name="T2">F</text:span>ormularios</text:p>
        </text:list-item>
        <text:list-item>
          <text:p text:style-name="P5"><text:span text:style-name="T2">R</text:span>eportes</text:p>
        </text:list-item>
      </text:list>
      <text:p text:style-name="P1"/>
      <text:p text:style-name="P1"/>
      <text:p text:style-name="P1"/>
      <text:p text:style-name="P2">Objeto AccessObject (Access)</text:p>
      <text:p text:style-name="P1"/>
      <text:p text:style-name="P1">https://docs.microsoft.com/es-es/office/vba/api/access.accessobject#remarks</text:p>
      <text:p text:style-name="P1"/>
      <text:p text:style-name="P1">https://support.microsoft.com/es-es/office/introducci%C3%B3n-a-la-programaci%C3%B3n-de-access-92eb616b-3204-4121-9277-70649e33be4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0T02:28:29.633000000</dc:date>
    <meta:editing-duration>PT9M56S</meta:editing-duration>
    <meta:editing-cycles>4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12" meta:word-count="44" meta:character-count="427" meta:non-whitespace-character-count="401"/>
  </office:meta>
</office:document-meta>
</file>